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8pt" style:font-size-asian="8pt" style:font-size-complex="8pt"/>
    </style:style>
    <style:style style:name="P13"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4" style:family="paragraph" style:parent-style-name="Standard">
      <style:paragraph-properties fo:text-align="justify" style:justify-single-word="false"/>
      <style:text-properties fo:font-size="8pt" fo:font-style="italic" style:font-size-asian="8pt" style:font-style-asian="italic"/>
    </style:style>
    <style:style style:name="P1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6" style:family="paragraph" style:parent-style-name="Standard">
      <style:text-properties fo:font-size="6pt" style:font-size-asian="6pt" style:font-size-complex="6pt"/>
    </style:style>
    <style:style style:name="P17"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8" style:family="paragraph" style:parent-style-name="Standard">
      <style:paragraph-properties fo:text-align="justify" style:justify-single-word="false" fo:orphans="0" fo:widows="0">
        <style:tab-stops>
          <style:tab-stop style:position="0.751cm"/>
        </style:tab-stops>
      </style:paragraph-properties>
    </style:style>
    <style:style style:name="P1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0" style:family="paragraph" style:parent-style-name="Normale">
      <style:text-properties style:font-name="Times New Roman" fo:font-size="10.5pt" style:font-size-asian="10.5pt" style:font-size-complex="10.5pt"/>
    </style:style>
    <style:style style:name="P21" style:family="paragraph" style:parent-style-name="Normale">
      <style:paragraph-properties fo:text-align="end" style:justify-single-word="false"/>
      <style:text-properties style:font-name="Times New Roman" fo:font-size="10.5pt" style:font-size-asian="10.5pt" style:font-size-complex="10.5pt"/>
    </style:style>
    <style:style style:name="P22"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8" style:family="paragraph" style:parent-style-name="Standard">
      <style:paragraph-properties fo:margin-left="0.635cm" fo:margin-right="0cm" fo:text-align="justify" style:justify-single-word="false" fo:text-indent="0cm" style:auto-text-indent="false"/>
    </style:style>
    <style:style style:name="P29"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0"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1"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style>
    <style:style style:name="P35"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36"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7" style:family="paragraph" style:parent-style-name="Text_20_body_20_indent">
      <style:text-properties style:font-name="Times New Roman" fo:font-size="7pt" fo:font-weight="normal" style:font-size-asian="7pt" style:font-weight-asian="normal" style:font-size-complex="7pt"/>
    </style:style>
    <style:style style:name="P38" style:family="paragraph" style:parent-style-name="Text_20_body_20_indent">
      <style:text-properties style:font-name="Times New Roman" fo:font-size="8pt" fo:font-weight="normal" style:font-size-asian="8pt" style:font-weight-asian="normal" style:font-size-complex="8pt"/>
    </style:style>
    <style:style style:name="P39" style:family="paragraph" style:parent-style-name="Rientro_20_corpo_20_del_20_testo_20_2">
      <style:text-properties fo:color="#000000" fo:font-size="10pt" fo:background-color="#ffff00" style:font-size-asian="10pt"/>
    </style:style>
    <style:style style:name="P40" style:family="paragraph" style:parent-style-name="Heading_20_1">
      <style:text-properties style:font-name="Times New Roman" fo:font-size="8pt" style:font-size-asian="8pt" style:font-name-complex="Times New Roman" style:font-size-complex="8pt"/>
    </style:style>
    <style:style style:name="T1" style:family="text">
      <style:text-properties fo:font-weight="bold" style:font-weight-asian="bold"/>
    </style:style>
    <style:style style:name="T2" style:family="text">
      <style:text-properties fo:font-style="italic" fo:font-weight="normal" style:font-style-asian="italic" style:font-weight-asian="normal" style:font-style-complex="italic"/>
    </style:style>
    <style:style style:name="T3" style:family="text">
      <style:text-properties fo:font-style="italic" style:font-style-asian="italic"/>
    </style:style>
    <style:style style:name="T4" style:family="text">
      <style:text-properties fo:font-weight="normal" style:font-weight-asian="normal"/>
    </style:style>
    <style:style style:name="T5" style:family="text">
      <style:text-properties style:font-name="Times New Roman" fo:font-size="10.5pt" style:font-size-asian="10.5pt" style:font-size-complex="10.5p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Rifer. a nota n. [numero] del [data_protocollo]</text:span></text:span></text:p>
          </table:table-cell>
          <table:table-cell table:style-name="Tabella6.A1" office:value-type="string">
            <text:p text:style-name="P21"/>
          </table:table-cell>
          <table:table-cell table:style-name="Tabella6.A1" office:value-type="string">
            <text:p text:style-name="P22">Al Sig. [richiedenti.nominativo;block=tbs:row;]</text:p>
            <text:p text:style-name="P23">[richiedenti.indirizzo]</text:p>
            <text:p text:style-name="P23">[richiedenti.cap] [richiedenti.comune] ([richiedenti.prov])</text:p>
            <text:p text:style-name="P23">in qualità di [richiedenti.titolo]</text:p>
            <text:p text:style-name="P23">della [richiedenti.ragsoc]</text:p>
            <text:p text:style-name="P23">[richiedenti.sede]</text:p>
            <text:p text:style-name="P23">[richiedenti.capd] [richiedenti.comuned] ([richiedenti.provd])</text:p>
            <text:p text:style-name="P17">[richiedenti.pec]</text:p>
            <text:p text:style-name="P22"/>
          </table:table-cell>
        </table:table-row>
        <table:table-row>
          <table:table-cell table:style-name="Tabella6.A1" office:value-type="string">
            <text:p text:style-name="P20">Allegati: //</text:p>
          </table:table-cell>
          <table:table-cell table:style-name="Tabella6.A1" office:value-type="string">
            <text:p text:style-name="P21"/>
          </table:table-cell>
          <table:table-cell table:style-name="Tabella6.A1" office:value-type="string">
            <text:p text:style-name="P22">[progettisti.nominativo;block=tbs:row;]</text:p>
            <text:p text:style-name="P22">[progettisti.indirizzo]</text:p>
            <text:p text:style-name="P19"><text:span text:style-name="Car._20_predefinito_20_paragrafo"><text:span text:style-name="T5">[progettisti.cap] [progettisti.comune] ([progettisti.prov])</text:span></text:span></text:p>
            <text:p text:style-name="P19"><text:span text:style-name="Car._20_predefinito_20_paragrafo"><text:span text:style-name="T5">[progettisti.pec]</text:span></text:span></text:p>
            <text:p text:style-name="P19"><text:span text:style-name="Car._20_predefinito_20_paragrafo"><text:span text:style-name="T5"/></text:span></text:p>
          </table:table-cell>
        </table:table-row>
      </table:table>
      <text:p text:style-name="P20"/>
      <table:table table:name="Tabella3" table:style-name="Tabella3">
        <table:table-column table:style-name="Tabella3.A"/>
        <table:table-column table:style-name="Tabella3.B"/>
        <table:table-row table:style-name="Tabella3.1">
          <table:table-cell table:style-name="Tabella3.A1" office:value-type="string">
            <text:p text:style-name="P10">Oggetto:</text:p>
          </table:table-cell>
          <table:table-cell table:style-name="Tabella3.A1" office:value-type="string">
            <text:p text:style-name="P11">Denuncia di inizio attività <text:s/>presentata ai sensi della L.R. n. 16/08 in data [data_presentazione] e recepita agli atti al prot. n° [protocollo] del [data_protocollo] relativa alla [oggetto] presso [ubicazione]. - Comunicazione di fine lavori - richiesta di documentazione integrativa </text:p>
          </table:table-cell>
        </table:table-row>
      </table:table>
      <text:p text:style-name="P33"/>
      <text:p text:style-name="P32"/>
      <text:p text:style-name="P18"><text:tab/><text:tab/>In riferimento alla denuncia di inizio attività indicata in oggetto e in riscontro alla comunicazione di fine lavori datata………, pervenuta il …………. e protocollata il ………… con il n. …………si comunica che ai sensi dell’art. 26, comma 10 della L.R. 16/08 e s.m.i. è necessario che <text:span text:style-name="T3">l’interessato trasmetta al Comune un certificato di collaudo finale redatto dal progettista o da un tecnico abilitato che attesti la conformità dell’opera al progetto presentato nonché la rispondenza dell’intervento alle norme di sicurezza,igienico - sanitarie, di risparmio energetico previste dalla normativa vigente e già oggetto della attestazione contenuta nella relazione allegata alla DIA. Contestualmente all’emissione del certificato di collaudo l’interessato deve produrre al Comune la ricevuta dell’avvenuta presentazione, da parte del progettista o di tecnico abilitato, della variazione catastale conseguente alle opere realizzate ovvero la dichiarazione che le stesse non hanno comportato modificazioni del classamento; in caso di mancata presentazione di tale documentazione si applica la sanzione amministrativa pecuniaria pari a euro 1033,00.</text:span> </text:p>
      <text:p text:style-name="P18"><text:tab/><text:tab/>Il tecnico al fine di verificare variazioni influenti o meno sul classamento e la rendita catastale dovrà fare riferimento all’allegato B della circolare n. 1/2006 dell’Agenzia del Territorio reperibile sul sito internet <text:s/><text:a xlink:type="simple" xlink:href="http://www.agenziaterritorio.it/documentazione/normativa/istruzioniecircolari" text:style-name="Internet_20_link" text:visited-style-name="Visited_20_Internet_20_Link"><text:span text:style-name="Internet_20_link"><text:span text:style-name="T1">www.agenziaterritorio.it/documentazione/normativa/istruzioniecircolari</text:span></text:span></text:a><text:span text:style-name="T1">.</text:span></text:p>
      <text:p text:style-name="P18"><text:span text:style-name="T1"><text:tab/><text:tab/></text:span>Si precisa che nel caso in cui si attesti che le opere non hanno comportato modificazioni del classamento, occorre fare esplicito riferimento a quanto contenuto nella circolare 1/2006 dell’Agenzia del Territorio.</text:p>
      <text:p text:style-name="P18"><text:tab/><text:tab/>La documentazione richiesta dovrà essere prodotta entro e non oltre 30 giorni dal ricevimento della presente.</text:p>
      <text:p text:style-name="P34">Trascorso tale termine, in assenza della presentazione di quanto richiesto, <text:s/>verrà erogata la sanzione di <text:span text:style-name="T1">€ 1.033,00</text:span>, come previsto dalla norma di legge soprarichiamata.</text:p>
      <text:p text:style-name="P39">Si richiede inoltre di produrre le certificazioni di conformità di cui al DM 37/08 e relativi allegati obbligatori in merito agli impianti realizzati o modificati.</text:p>
      <text:p text:style-name="P28"/>
      <text:p text:style-name="P24"/>
      <text:p text:style-name="P35"><text:soft-page-break/>Distinti saluti.</text:p>
      <text:p text:style-name="P24"/>
      <table:table table:name="Tabella4" table:style-name="Tabella4">
        <table:table-column table:style-name="Tabella4.A"/>
        <table:table-column table:style-name="Tabella4.B"/>
        <table:table-row table:style-name="Tabella4.1">
          <table:table-cell table:style-name="Tabella4.A1" office:value-type="string">
            <text:p text:style-name="P26">L’istruttore tecnico</text:p>
            <text:p text:style-name="P26">[istruttore_tecnico]</text:p>
          </table:table-cell>
          <table:table-cell table:style-name="Tabella4.A1" office:value-type="string">
            <text:p text:style-name="P25"/>
          </table:table-cell>
        </table:table-row>
        <table:table-row table:style-name="Tabella4.1">
          <table:table-cell table:style-name="Tabella4.A1" office:value-type="string">
            <text:p text:style-name="P25"/>
          </table:table-cell>
          <table:table-cell table:style-name="Tabella4.A1" office:value-type="string">
            <text:p text:style-name="P26">Il Responsabile del Servizio Edilizia Privata</text:p>
            <text:p text:style-name="P26">Geom. Ivo Maffioli</text:p>
          </table:table-cell>
        </table:table-row>
      </table:table>
      <text:p text:style-name="P9"/>
      <text:h text:style-name="P40"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2"/>
      <text:p text:style-name="P36">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3"/>
      <text:p text:style-name="P2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3"/>
      <text:p text:style-name="P29">Gli stessi dati possono altresì essere comunicati a privati o enti pubblici economici qualora ciò sia previsto da una norma di legge o di regolamento.</text:p>
      <text:p text:style-name="P38"/>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38"/>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38"/>
      <text:p text:style-name="P31">Titolari del trattamento.</text:p>
      <text:p text:style-name="P30"><text:span text:style-name="T4">Il Comune di Savona assume la qualifica </text:span><text:span text:style-name="T2">di titolare del trattamento dei dati personali</text:span><text:span text:style-name="T4">.</text:span></text:p>
      <text:p text:style-name="P29">Il responsabile del trattamento dei dati personali è il Direttore del Settore Pianificazione Territoriale Arch. Giovanna Macario.</text:p>
      <text:p text:style-name="P38"/>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8"/>
      <text:p text:style-name="P31">Consenso.</text:p>
      <text:p text:style-name="P29">Il Comune di Savona, in quanto soggetto pubblico, non deve acquisire il consenso degli interessati per poter trattare i loro dati personali.</text:p>
      <text:p text:style-name="P3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cm" fo:margin-right="0cm" fo:margin-top="0cm" fo:margin-bottom="0cm" fo:text-align="justify" style:justify-single-word="false" fo:text-indent="1.251cm" style:auto-text-indent="false"/>
      <style:text-properties fo:color="#00ff00" fo:font-size="12pt" style:font-size-asian="12pt"/>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
            </table:table-cell>
            <table:table-cell table:style-name="Tabella2.D5" office:value-type="string">
              <text:p text:style-name="MP7"/>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4-10-13T12:51:09.68</dc:date>
    <meta:print-date>2013-02-20T09:35:00</meta:print-date>
    <meta:editing-cycles>28</meta:editing-cycles>
    <meta:editing-duration>PT2H12M23S</meta:editing-duration>
    <meta:generator>OpenOffice/4.1.0$Win32 OpenOffice.org_project/410m18$Build-9764</meta:generator>
    <meta:document-statistic meta:table-count="5" meta:image-count="1" meta:object-count="0" meta:page-count="2" meta:paragraph-count="72" meta:word-count="821" meta:character-count="6171"/>
  </office:meta>
</office:document-meta>
</file>